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bold" officeooo:rsid="001890a0" officeooo:paragraph-rsid="001890a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bold" officeooo:rsid="001890a0" officeooo:paragraph-rsid="001a224f" style:font-size-asian="12pt" style:font-weight-asian="bold" style:font-size-complex="12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2835in" svg:y="0.5965in" svg:width="2.5in" svg:height="1.5in" draw:z-index="0">
        <draw:text-box>
          <text:section text:style-name="Sect1" text:name="MasterLabel">
            <text:p text:style-name="P2"/>
            <text:p text:style-name="P2">HM Explosives Inspectorate</text:p>
            <text:p text:style-name="P2">Health &amp; Safety Executive, 5S.2</text:p>
            <text:p text:style-name="P2">Redgrave Court</text:p>
            <text:p text:style-name="P2">Merton Road</text:p>
            <text:p text:style-name="P2">Bootle, Merseyside</text:p>
            <text:p text:style-name="P2">L20 7HS</text:p>
          </text:section>
        </draw:text-box>
      </draw:frame>
      <draw:frame draw:style-name="fr1" draw:name="Frame2" text:anchor-type="page" text:anchor-page-number="1" svg:x="2.8835in" svg:y="0.5965in" svg:width="2.5in" svg:height="1.5in" draw:z-index="1">
        <draw:text-box>
          <text:section text:style-name="Sect1" text:name="Section1" text:protected="true">
            <text:section-source text:section-name="MasterLabel"/>
            <text:p text:style-name="P1"/>
          </text:section>
        </draw:text-box>
      </draw:frame>
      <draw:frame draw:style-name="fr1" draw:name="Frame3" text:anchor-type="page" text:anchor-page-number="1" svg:x="5.4835in" svg:y="0.5965in" svg:width="2.5in" svg:height="1.5in" draw:z-index="2">
        <draw:text-box>
          <text:section text:style-name="Sect1" text:name="Section2" text:protected="true">
            <text:section-source text:section-name="MasterLabel"/>
            <text:p text:style-name="P1"/>
          </text:section>
        </draw:text-box>
      </draw:frame>
      <draw:frame draw:style-name="fr1" draw:name="Frame4" text:anchor-type="page" text:anchor-page-number="1" svg:x="0.2835in" svg:y="2.0965in" svg:width="2.5in" svg:height="1.5in" draw:z-index="3">
        <draw:text-box>
          <text:section text:style-name="Sect1" text:name="Section3" text:protected="true">
            <text:section-source text:section-name="MasterLabel"/>
            <text:p text:style-name="P1"/>
          </text:section>
        </draw:text-box>
      </draw:frame>
      <draw:frame draw:style-name="fr1" draw:name="Frame5" text:anchor-type="page" text:anchor-page-number="1" svg:x="2.8835in" svg:y="2.0965in" svg:width="2.5in" svg:height="1.5in" draw:z-index="4">
        <draw:text-box>
          <text:section text:style-name="Sect1" text:name="Section4" text:protected="true">
            <text:section-source text:section-name="MasterLabel"/>
            <text:p text:style-name="P1"/>
          </text:section>
        </draw:text-box>
      </draw:frame>
      <draw:frame draw:style-name="fr1" draw:name="Frame6" text:anchor-type="page" text:anchor-page-number="1" svg:x="5.4835in" svg:y="2.0965in" svg:width="2.5in" svg:height="1.5in" draw:z-index="5">
        <draw:text-box>
          <text:section text:style-name="Sect1" text:name="Section5" text:protected="true">
            <text:section-source text:section-name="MasterLabel"/>
            <text:p text:style-name="P1"/>
          </text:section>
        </draw:text-box>
      </draw:frame>
      <draw:frame draw:style-name="fr1" draw:name="Frame7" text:anchor-type="page" text:anchor-page-number="1" svg:x="0.2835in" svg:y="3.5965in" svg:width="2.5in" svg:height="1.5in" draw:z-index="6">
        <draw:text-box>
          <text:section text:style-name="Sect1" text:name="Section6" text:protected="true">
            <text:section-source text:section-name="MasterLabel"/>
            <text:p text:style-name="P1"/>
          </text:section>
        </draw:text-box>
      </draw:frame>
      <draw:frame draw:style-name="fr1" draw:name="Frame8" text:anchor-type="page" text:anchor-page-number="1" svg:x="2.8835in" svg:y="3.5965in" svg:width="2.5in" svg:height="1.5in" draw:z-index="7">
        <draw:text-box>
          <text:section text:style-name="Sect1" text:name="Section7" text:protected="true">
            <text:section-source text:section-name="MasterLabel"/>
            <text:p text:style-name="P1"/>
          </text:section>
        </draw:text-box>
      </draw:frame>
      <draw:frame draw:style-name="fr1" draw:name="Frame9" text:anchor-type="page" text:anchor-page-number="1" svg:x="5.4835in" svg:y="3.5965in" svg:width="2.5in" svg:height="1.5in" draw:z-index="8">
        <draw:text-box>
          <text:section text:style-name="Sect1" text:name="Section8" text:protected="true">
            <text:section-source text:section-name="MasterLabel"/>
            <text:p text:style-name="P1"/>
          </text:section>
        </draw:text-box>
      </draw:frame>
      <draw:frame draw:style-name="fr1" draw:name="Frame10" text:anchor-type="page" text:anchor-page-number="1" svg:x="0.2835in" svg:y="5.0965in" svg:width="2.5in" svg:height="1.5in" draw:z-index="9">
        <draw:text-box>
          <text:section text:style-name="Sect1" text:name="Section9" text:protected="true">
            <text:section-source text:section-name="MasterLabel"/>
            <text:p text:style-name="P1"/>
          </text:section>
        </draw:text-box>
      </draw:frame>
      <draw:frame draw:style-name="fr1" draw:name="Frame11" text:anchor-type="page" text:anchor-page-number="1" svg:x="2.8835in" svg:y="5.0965in" svg:width="2.5in" svg:height="1.5in" draw:z-index="10">
        <draw:text-box>
          <text:section text:style-name="Sect1" text:name="Section10" text:protected="true">
            <text:section-source text:section-name="MasterLabel"/>
            <text:p text:style-name="P1"/>
          </text:section>
        </draw:text-box>
      </draw:frame>
      <draw:frame draw:style-name="fr1" draw:name="Frame12" text:anchor-type="page" text:anchor-page-number="1" svg:x="5.4835in" svg:y="5.0965in" svg:width="2.5in" svg:height="1.5in" draw:z-index="11">
        <draw:text-box>
          <text:section text:style-name="Sect1" text:name="Section11" text:protected="true">
            <text:section-source text:section-name="MasterLabel"/>
            <text:p text:style-name="P1"/>
          </text:section>
        </draw:text-box>
      </draw:frame>
      <draw:frame draw:style-name="fr1" draw:name="Frame13" text:anchor-type="page" text:anchor-page-number="1" svg:x="0.2835in" svg:y="6.5965in" svg:width="2.5in" svg:height="1.5in" draw:z-index="12">
        <draw:text-box>
          <text:section text:style-name="Sect1" text:name="Section12" text:protected="true">
            <text:section-source text:section-name="MasterLabel"/>
            <text:p text:style-name="P1"/>
          </text:section>
        </draw:text-box>
      </draw:frame>
      <draw:frame draw:style-name="fr1" draw:name="Frame14" text:anchor-type="page" text:anchor-page-number="1" svg:x="2.8835in" svg:y="6.5965in" svg:width="2.5in" svg:height="1.5in" draw:z-index="13">
        <draw:text-box>
          <text:section text:style-name="Sect1" text:name="Section13" text:protected="true">
            <text:section-source text:section-name="MasterLabel"/>
            <text:p text:style-name="P1"/>
          </text:section>
        </draw:text-box>
      </draw:frame>
      <draw:frame draw:style-name="fr1" draw:name="Frame15" text:anchor-type="page" text:anchor-page-number="1" svg:x="5.4835in" svg:y="6.5965in" svg:width="2.5in" svg:height="1.5in" draw:z-index="14">
        <draw:text-box>
          <text:section text:style-name="Sect1" text:name="Section14" text:protected="true">
            <text:section-source text:section-name="MasterLabel"/>
            <text:p text:style-name="P1"/>
          </text:section>
        </draw:text-box>
      </draw:frame>
      <draw:frame draw:style-name="fr1" draw:name="Frame16" text:anchor-type="page" text:anchor-page-number="1" svg:x="0.2835in" svg:y="8.0965in" svg:width="2.5in" svg:height="1.5in" draw:z-index="15">
        <draw:text-box>
          <text:section text:style-name="Sect1" text:name="Section15" text:protected="true">
            <text:section-source text:section-name="MasterLabel"/>
            <text:p text:style-name="P1"/>
          </text:section>
        </draw:text-box>
      </draw:frame>
      <draw:frame draw:style-name="fr1" draw:name="Frame17" text:anchor-type="page" text:anchor-page-number="1" svg:x="2.8835in" svg:y="8.0965in" svg:width="2.5in" svg:height="1.5in" draw:z-index="16">
        <draw:text-box>
          <text:section text:style-name="Sect1" text:name="Section16" text:protected="true">
            <text:section-source text:section-name="MasterLabel"/>
            <text:p text:style-name="P1"/>
          </text:section>
        </draw:text-box>
      </draw:frame>
      <draw:frame draw:style-name="fr1" draw:name="Frame18" text:anchor-type="page" text:anchor-page-number="1" svg:x="5.4835in" svg:y="8.0965in" svg:width="2.5in" svg:height="1.5in" draw:z-index="17">
        <draw:text-box>
          <text:section text:style-name="Sect1" text:name="Section17" text:protected="true">
            <text:section-source text:section-name="MasterLabel"/>
            <text:p text:style-name="P1"/>
          </text:section>
        </draw:text-box>
      </draw:frame>
      <draw:frame draw:style-name="fr1" draw:name="Frame19" text:anchor-type="page" text:anchor-page-number="1" svg:x="0.2835in" svg:y="9.5965in" svg:width="2.5in" svg:height="1.5in" draw:z-index="18">
        <draw:text-box>
          <text:section text:style-name="Sect1" text:name="Section18" text:protected="true">
            <text:section-source text:section-name="MasterLabel"/>
            <text:p text:style-name="P1"/>
          </text:section>
        </draw:text-box>
      </draw:frame>
      <draw:frame draw:style-name="fr1" draw:name="Frame20" text:anchor-type="page" text:anchor-page-number="1" svg:x="2.8835in" svg:y="9.5965in" svg:width="2.5in" svg:height="1.5in" draw:z-index="19">
        <draw:text-box>
          <text:section text:style-name="Sect1" text:name="Section19" text:protected="true">
            <text:section-source text:section-name="MasterLabel"/>
            <text:p text:style-name="P1"/>
          </text:section>
        </draw:text-box>
      </draw:frame>
      <draw:frame draw:style-name="fr1" draw:name="Frame21" text:anchor-type="page" text:anchor-page-number="1" svg:x="5.4835in" svg:y="9.5965in" svg:width="2.5in" svg:height="1.5in" draw:z-index="20">
        <draw:text-box>
          <text:section text:style-name="Sect1" text:name="Section20" text:protected="true">
            <text:section-source text:section-name="MasterLabel"/>
            <text:p text:style-name="P1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5in" svg:height="1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" style:print-orientation="portrait" fo:margin-top="0.5965in" fo:margin-bottom="0in" fo:margin-left="0.283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</meta:initial-creator>
    <meta:creation-date>2016-01-22T10:48:26.569566922</meta:creation-date>
    <dc:date>2018-04-16T17:53:06.048207625</dc:date>
    <meta:editing-duration>PT18M44S</meta:editing-duration>
    <meta:editing-cycles>5</meta:editing-cycles>
    <meta:generator>LibreOffice/5.1.6.2$Linux_X86_64 LibreOffice_project/10m0$Build-2</meta:generator>
    <meta:print-date>2018-02-22T12:15:55.684029942</meta:print-date>
    <meta:document-statistic meta:table-count="0" meta:image-count="0" meta:object-count="0" meta:page-count="1" meta:paragraph-count="6" meta:word-count="16" meta:character-count="107" meta:non-whitespace-character-count="97"/>
  </office:meta>
</office:document-meta>
</file>